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bae93"/>
    </style:style>
    <style:style style:name="P2" style:family="paragraph" style:parent-style-name="Standard">
      <style:text-properties fo:font-size="14pt" fo:font-weight="bold" officeooo:paragraph-rsid="000bae93" style:font-size-asian="14pt" style:font-weight-asian="bold"/>
    </style:style>
    <style:style style:name="P3" style:family="paragraph" style:parent-style-name="Standard">
      <style:text-properties fo:font-size="14pt" fo:font-weight="bold" officeooo:rsid="000cb320" officeooo:paragraph-rsid="000cb320" style:font-size-asian="14pt" style:font-weight-asian="bold"/>
    </style:style>
    <style:style style:name="P4" style:family="paragraph" style:parent-style-name="Standard">
      <style:text-properties officeooo:rsid="000eaaa6" officeooo:paragraph-rsid="000eaaa6"/>
    </style:style>
    <style:style style:name="P5" style:family="paragraph" style:parent-style-name="Standard">
      <style:text-properties officeooo:paragraph-rsid="000eaaa6"/>
    </style:style>
    <style:style style:name="P6" style:family="paragraph" style:parent-style-name="Standard">
      <style:text-properties officeooo:rsid="00104595" officeooo:paragraph-rsid="00104595"/>
    </style:style>
    <style:style style:name="P7" style:family="paragraph" style:parent-style-name="Standard">
      <style:text-properties officeooo:rsid="00104595" officeooo:paragraph-rsid="00138505"/>
    </style:style>
    <style:style style:name="P8" style:family="paragraph" style:parent-style-name="Standard">
      <style:text-properties officeooo:paragraph-rsid="00104595"/>
    </style:style>
    <style:style style:name="P9" style:family="paragraph" style:parent-style-name="Standard">
      <style:text-properties officeooo:rsid="00117057" officeooo:paragraph-rsid="00117057"/>
    </style:style>
    <style:style style:name="P10" style:family="paragraph" style:parent-style-name="Standard">
      <style:text-properties officeooo:rsid="00117057" officeooo:paragraph-rsid="0012c284"/>
    </style:style>
    <style:style style:name="P11" style:family="paragraph" style:parent-style-name="Standard">
      <style:text-properties officeooo:rsid="0012c284" officeooo:paragraph-rsid="00104595"/>
    </style:style>
    <style:style style:name="P12" style:family="paragraph" style:parent-style-name="Standard">
      <style:text-properties officeooo:rsid="0012c284" officeooo:paragraph-rsid="0012c284"/>
    </style:style>
    <style:style style:name="P13" style:family="paragraph" style:parent-style-name="Standard">
      <style:text-properties officeooo:paragraph-rsid="00133032"/>
    </style:style>
    <style:style style:name="P14" style:family="paragraph" style:parent-style-name="Standard">
      <style:text-properties officeooo:rsid="00133032" officeooo:paragraph-rsid="00133032"/>
    </style:style>
    <style:style style:name="P15" style:family="paragraph" style:parent-style-name="Standard">
      <style:text-properties officeooo:rsid="00133032" officeooo:paragraph-rsid="00138505"/>
    </style:style>
    <style:style style:name="P16" style:family="paragraph" style:parent-style-name="Standard">
      <style:text-properties officeooo:rsid="00138505" officeooo:paragraph-rsid="00138505"/>
    </style:style>
    <style:style style:name="P17" style:family="paragraph" style:parent-style-name="Standard">
      <style:text-properties officeooo:paragraph-rsid="0013b0cc"/>
    </style:style>
    <style:style style:name="P18" style:family="paragraph" style:parent-style-name="Standard" style:master-page-name="Standard">
      <style:paragraph-properties style:page-number="auto"/>
      <style:text-properties fo:font-size="14pt" fo:font-weight="bold" officeooo:rsid="000cb320" officeooo:paragraph-rsid="000bae93" style:font-size-asian="14pt" style:font-weight-asian="bold"/>
    </style:style>
    <style:style style:name="P19" style:family="paragraph" style:parent-style-name="Standard">
      <style:text-properties officeooo:rsid="0012c284" officeooo:paragraph-rsid="0012c284"/>
    </style:style>
    <style:style style:name="P20" style:family="paragraph" style:parent-style-name="Standard">
      <style:text-properties officeooo:rsid="0015e5f1" officeooo:paragraph-rsid="0012c284"/>
    </style:style>
    <style:style style:name="T1" style:family="text">
      <style:text-properties style:text-underline-style="solid" style:text-underline-width="auto" style:text-underline-color="font-color"/>
    </style:style>
    <style:style style:name="T2" style:family="text">
      <style:text-properties officeooo:rsid="000cb320"/>
    </style:style>
    <style:style style:name="T3" style:family="text">
      <style:text-properties officeooo:rsid="000eaaa6"/>
    </style:style>
    <style:style style:name="T4" style:family="text">
      <style:text-properties officeooo:rsid="00104595"/>
    </style:style>
    <style:style style:name="T5" style:family="text">
      <style:text-properties officeooo:rsid="00117057"/>
    </style:style>
    <style:style style:name="T6" style:family="text">
      <style:text-properties officeooo:rsid="0012c284"/>
    </style:style>
    <style:style style:name="T7" style:family="text">
      <style:text-properties officeooo:rsid="00138505"/>
    </style:style>
    <style:style style:name="T8" style:family="text">
      <style:text-properties officeooo:rsid="0013b0cc"/>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style:font-name="Liberation Serif" officeooo:rsid="00117057"/>
    </style:style>
    <style:style style:name="T11" style:family="text">
      <style:text-properties officeooo:rsid="001409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terview Experience – Archit Kansal</text:p>
      <text:p text:style-name="P3">Company Name: Arcesium</text:p>
      <text:p text:style-name="P3"/>
      <text:p text:style-name="P2">Round 1- Online Coding</text:p>
      <text:p text:style-name="P13"/>
      <text:p text:style-name="P13">It <text:span text:style-name="T2">was organised on HackerRank</text:span>. <text:span text:style-name="T3">There was Aptitude test for 30 minutes, Questions were based on Ratios, linear equations, some geometry, probability questions etc. Aptitude was of good difficulty level, Questions involved so much calculations and were not direct.Most of the people solved 3-4 out of 15 questions only. ( Remember, it is difficult for all, and not just you so don't panic ).</text:span></text:p>
      <text:p text:style-name="P14">Next was 45 mins Coding test. 2 questions:</text:p>
      <text:p text:style-name="P14"/>
      <text:p text:style-name="P14">Q1: Adam is very fond of reading books. He has given rating to each book according to his likes and dislikes. He reads books one after other and he becomes happy everytime when he finishes a book and starts a higher rating book. Given the No. Of books and rating for each book, find maximum number of times he will become happy.</text:p>
      <text:p text:style-name="P14">Input :</text:p>
      <text:p text:style-name="P14">No. of books</text:p>
      <text:p text:style-name="P14">rating for each book ( need not be distinct )</text:p>
      <text:p text:style-name="P14">Output:</text:p>
      <text:p text:style-name="P14">Maximum no. of times he can become happy.</text:p>
      <text:p text:style-name="P14"/>
      <text:p text:style-name="P14">Q2: There is an elephant at the root of a binary tree and there are coins at each leaf node. Elephant(E) wants to collect maximum number of coins but there are some rats on some <text:span text:style-name="T11">nodes</text:span> of tree and E is afraid of <text:span text:style-name="T11">rats</text:span> i.e. if there are more than K rats in some path then E will not take that path.You need to help him find maximum number of coins he can collect.</text:p>
      <text:p text:style-name="P15">Note:</text:p>
      <text:p text:style-name="P15">The root is numbered 1. and successive nodes are numbered in level order from left to right.</text:p>
      <text:p text:style-name="P14">Input :</text:p>
      <text:p text:style-name="P14">No. of edges</text:p>
      <text:p text:style-name="P14">Edges in the form of pairs : e.g. <text:s/>1 2 -there is an edge between nodes 1 and 2.</text:p>
      <text:p text:style-name="P14">K</text:p>
      <text:p text:style-name="P14">Output:</text:p>
      <text:p text:style-name="P14">Maximum no. Of coins E can collect.</text:p>
      <text:p text:style-name="P16"/>
      <text:p text:style-name="P16">Note:</text:p>
      <text:p text:style-name="P4">If you think that the question you started is difficult then try other questions first because it happens some times that we keep trying the harder problems while other problem are easy and <text:span text:style-name="T6">may </text:span>carry same weight.</text:p>
      <text:p text:style-name="P4"/>
      <text:p text:style-name="P4">20 people were selected for next round.</text:p>
      <text:p text:style-name="P5"/>
      <text:p text:style-name="P2">Interview #1</text:p>
      <text:p text:style-name="P2"/>
      <text:p text:style-name="P6">First Question He asked as the interview started was “tell me something about yourself”.</text:p>
      <text:p text:style-name="P6">Next - “What Drives you, like what do you like”.</text:p>
      <text:p text:style-name="P6">Then he started asking technical questions.</text:p>
      <text:p text:style-name="P7">A very simple Tree Question -</text:p>
      <text:p text:style-name="P7"><text:span text:style-name="T7">Q: <text:s/>Write a program to print the </text:span>Level Order traversal &amp; Left View of binary tree.</text:p>
      <text:p text:style-name="P7"><text:span text:style-name="T7"><text:s/></text:span>I proposed O(n) solution. He asked and emphasised that he wanted better then O(n) solution,</text:p>
      <text:p text:style-name="P6">I mentioned since for level order every element must be traversed atleast once so better than O(n) is not possible.</text:p>
      <text:p text:style-name="P6"><text:soft-page-break/>Next he asked 3 SQL Queries, Polymorphism with real world examples.</text:p>
      <text:p text:style-name="P6">I had 2 internship experiences, He asked about my work there, Technologies I had worked on.</text:p>
      <text:p text:style-name="P6">He got interested in the research internship problem I had worked on and asked a lot about that</text:p>
      <text:p text:style-name="P6">Then about static variables and inheritance in c++ and java. JVM and memory management in Java.</text:p>
      <text:p text:style-name="P8"/>
      <text:p text:style-name="P2">Interview #2</text:p>
      <text:p text:style-name="P2"/>
      <text:p text:style-name="P8">The<text:span text:style-name="T4">re were two</text:span> interviewer<text:span text:style-name="T4">s in this round.</text:span></text:p>
      <text:p text:style-name="P11">First, they asked me to walk them through my resume as I handed it to them. </text:p>
      <text:p text:style-name="P6">I discussed about my projects, past experiences for quite a while, they kept asking questions in <text:span text:style-name="T5">between.</text:span></text:p>
      <text:p text:style-name="P1">Q: <text:span text:style-name="T5">Implement a stack to perform: Push(), Pop(), Top() and Min() in O(1) time.</text:span></text:p>
      <text:p text:style-name="P9">( min<text:span text:style-name="T6">()</text:span> should work at after any number of push and pops so keeping global variable won't work)</text:p>
      <text:p text:style-name="P9">I solved this <text:s/>easily with 2 stacks, they seemed <text:span text:style-name="T6">to be quite</text:span> impressed with it.</text:p>
      <text:p text:style-name="P17"><text:span text:style-name="T8">Q: Puzzle: </text:span><text:span text:style-name="T9">There are 1000 wine bottles. One of the bottles contains poisoned wine. A rat dies after one hour of drinking the poisoned wine. How many minimum rats are needed to figure out which bottle contains poison in hour</text:span><text:span text:style-name="T10">. I </text:span><text:span text:style-name="T5">solved this also.</text:span></text:p>
      <text:p text:style-name="P9">Next they asked about threads and processes, databases, transaction serialisability.</text:p>
      <text:p text:style-name="P9">OLTP and OLAP differences.</text:p>
      <text:p text:style-name="P9"/>
      <text:p text:style-name="P9"><text:span text:style-name="T1">Note:</text:span> at the end of each round they ask if you want to ask something to them about their company etc. Do not say No, Do some research beforehand, ask some questions about the technologies they use, some big step they have taken in near future. You can also ask general questions,</text:p>
      <text:p text:style-name="P9">I asked:</text:p>
      <text:p text:style-name="P9">You mentioned you are using Warehouses in ppt. , Since recent trend is towards machine learning, what is Arcesium's view about it and Are they using it or planning to use ML?</text:p>
      <text:p text:style-name="P10">What other <text:span text:style-name="T6">fronts will I get to work other than software development?</text:span></text:p>
      <text:p text:style-name="P12">Are Interns assigned some dummy projects or do we get to work on real-world projects?</text:p>
      <text:p text:style-name="P12">How is work-culture and working hours at Arcesium?</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ListLabel_20_1" style:display-name="ListLabel 1"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2T15:11:14.848773480</meta:creation-date>
    <dc:date>2016-09-10T07:52:30.523783041</dc:date>
    <meta:editing-duration>P0D</meta:editing-duration>
    <meta:editing-cycles>5</meta:editing-cycles>
    <meta:generator>LibreOffice/4.2.8.2$Linux_X86_64 LibreOffice_project/420m0$Build-2</meta:generator>
    <meta:document-statistic meta:table-count="0" meta:image-count="0" meta:object-count="0" meta:page-count="2" meta:paragraph-count="51" meta:word-count="757" meta:character-count="4168" meta:non-whitespace-character-count="3456"/>
  </office:meta>
</office:document-meta>
</file>